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45"/>
    <style:style style:name="ce6" style:family="table-cell" style:parent-style-name="Default" style:data-style-name="N61"/>
    <style:style style:name="ce17" style:family="table-cell" style:parent-style-name="Default" style:data-style-name="N145">
      <style:table-cell-properties fo:padding="0.071cm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 style:data-style-name="N145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_cone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928" calcext:value-type="float">
            <text:p>1.928</text:p>
          </table:table-cell>
          <table:table-cell office:value-type="float" office:value="12.34" calcext:value-type="float">
            <text:p>12.34</text:p>
          </table:table-cell>
          <table:table-cell office:value-type="float" office:value="0.0954" calcext:value-type="float">
            <text:p>0.0954</text:p>
          </table:table-cell>
          <table:table-cell table:formula="of:=[.I2]*PI()*[.I2]" office:value-type="float" office:value="0.00282743338823081" calcext:value-type="float">
            <text:p>0.00282743338823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52415039167683" calcext:value-type="float">
            <text:p>0.015</text:p>
          </table:table-cell>
          <table:table-cell table:formula="of:=[.D2]/([.$G$2]*[.$F$2]*[.$H$2]*[.$H$2]*0.5)" office:value-type="float" office:value="0.0975519493428009" calcext:value-type="float">
            <text:p>0.098</text:p>
          </table:table-cell>
          <table:table-cell table:style-name="ce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108" calcext:value-type="float">
            <text:p>1.108</text:p>
          </table:table-cell>
          <table:table-cell table:style-name="ce12" office:value-type="float" office:value="11.56" calcext:value-type="float">
            <text:p>11.56</text:p>
          </table:table-cell>
          <table:table-cell table:style-name="ce12" office:value-type="float" office:value="0.1003" calcext:value-type="float">
            <text:p>0.1003</text:p>
          </table:table-cell>
          <table:table-cell table:number-columns-repeated="4"/>
          <table:table-cell table:formula="of:=[.C3]/([.$G$2]*[.$F$2]*[.$H$2]*[.$H$2]*0.5)" office:value-type="float" office:value="0.00875912154552864" calcext:value-type="float">
            <text:p>0.009</text:p>
          </table:table-cell>
          <table:table-cell table:formula="of:=[.D3]/([.$G$2]*[.$F$2]*[.$H$2]*[.$H$2]*0.5)" office:value-type="float" office:value="0.0913857807457681" calcext:value-type="float">
            <text:p>0.091</text:p>
          </table:table-cell>
          <table:table-cell table:style-name="ce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945" calcext:value-type="float">
            <text:p>1.945</text:p>
          </table:table-cell>
          <table:table-cell table:style-name="ce12" office:value-type="float" office:value="11.978" calcext:value-type="float">
            <text:p>11.978</text:p>
          </table:table-cell>
          <table:table-cell table:style-name="ce12" office:value-type="float" office:value="0.0337" calcext:value-type="float">
            <text:p>0.0337</text:p>
          </table:table-cell>
          <table:table-cell table:number-columns-repeated="4"/>
          <table:table-cell table:formula="of:=[.C4]/([.$G$2]*[.$F$2]*[.$H$2]*[.$H$2]*0.5)" office:value-type="float" office:value="0.0153758947708061" calcext:value-type="float">
            <text:p>0.015</text:p>
          </table:table-cell>
          <table:table-cell table:formula="of:=[.D4]/([.$G$2]*[.$F$2]*[.$H$2]*[.$H$2]*0.5)" office:value-type="float" office:value="0.0946902146862293" calcext:value-type="float">
            <text:p>0.095</text:p>
          </table:table-cell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8.926" calcext:value-type="float">
            <text:p>8.926</text:p>
          </table:table-cell>
          <table:table-cell table:style-name="ce13" office:value-type="float" office:value="12.34" calcext:value-type="float">
            <text:p>12.34</text:p>
          </table:table-cell>
          <table:table-cell table:style-name="ce13" office:value-type="float" office:value="0.3834" calcext:value-type="float">
            <text:p>0.3834</text:p>
          </table:table-cell>
          <table:table-cell table:number-columns-repeated="4"/>
          <table:table-cell table:formula="of:=[.C5]/([.$G$2]*[.$F$2]*[.$H$2]*[.$H$2]*0.5)" office:value-type="float" office:value="0.0705631037142497" calcext:value-type="float">
            <text:p>0.071</text:p>
          </table:table-cell>
          <table:table-cell table:formula="of:=[.D5]/([.$G$2]*[.$F$2]*[.$H$2]*[.$H$2]*0.5)" office:value-type="float" office:value="0.0975519493428009" calcext:value-type="float">
            <text:p>0.098</text:p>
          </table:table-cell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5.793" calcext:value-type="float">
            <text:p>15.79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.748" calcext:value-type="float">
            <text:p>0.748</text:p>
          </table:table-cell>
          <table:table-cell table:number-columns-repeated="4"/>
          <table:table-cell table:formula="of:=[.C6]/([.$G$2]*[.$F$2]*[.$H$2]*[.$H$2]*0.5)" office:value-type="float" office:value="0.124849103401204" calcext:value-type="float">
            <text:p>0.125</text:p>
          </table:table-cell>
          <table:table-cell table:formula="of:=[.D6]/([.$G$2]*[.$F$2]*[.$H$2]*[.$H$2]*0.5)" office:value-type="float" office:value="0.102769476617213" calcext:value-type="float">
            <text:p>0.1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6.372" calcext:value-type="float">
            <text:p>26.372</text:p>
          </table:table-cell>
          <table:table-cell table:style-name="ce14" office:value-type="float" office:value="15.094" calcext:value-type="float">
            <text:p>15.094</text:p>
          </table:table-cell>
          <table:table-cell table:style-name="ce14" office:value-type="float" office:value="1.183" calcext:value-type="float">
            <text:p>1.183</text:p>
          </table:table-cell>
          <table:table-cell table:number-columns-repeated="4"/>
          <table:table-cell table:formula="of:=[.C7]/([.$G$2]*[.$F$2]*[.$H$2]*[.$H$2]*0.5)" office:value-type="float" office:value="0.20847974133455" calcext:value-type="float">
            <text:p>0.208</text:p>
          </table:table-cell>
          <table:table-cell table:formula="of:=[.D7]/([.$G$2]*[.$F$2]*[.$H$2]*[.$H$2]*0.5)" office:value-type="float" office:value="0.11932326769694" calcext:value-type="float">
            <text:p>0.119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6.646" calcext:value-type="float">
            <text:p>26.64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.169" calcext:value-type="float">
            <text:p>1.169</text:p>
          </table:table-cell>
          <table:table-cell table:number-columns-repeated="4"/>
          <table:table-cell table:formula="of:=[.C8]/([.$G$2]*[.$F$2]*[.$H$2]*[.$H$2]*0.5)" office:value-type="float" office:value="0.210645805687867" calcext:value-type="float">
            <text:p>0.211</text:p>
          </table:table-cell>
          <table:table-cell table:formula="of:=[.D8]/([.$G$2]*[.$F$2]*[.$H$2]*[.$H$2]*0.5)" office:value-type="float" office:value="0.117236256787175" calcext:value-type="float">
            <text:p>0.117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6.721" calcext:value-type="float">
            <text:p>26.721</text:p>
          </table:table-cell>
          <table:table-cell table:style-name="ce11" office:value-type="float" office:value="14.629" calcext:value-type="float">
            <text:p>14.629</text:p>
          </table:table-cell>
          <table:table-cell table:style-name="ce11" office:value-type="float" office:value="1.169" calcext:value-type="float">
            <text:p>1.169</text:p>
          </table:table-cell>
          <table:table-cell table:number-columns-repeated="4"/>
          <table:table-cell table:formula="of:=[.C9]/([.$G$2]*[.$F$2]*[.$H$2]*[.$H$2]*0.5)" office:value-type="float" office:value="0.211238706514504" calcext:value-type="float">
            <text:p>0.211</text:p>
          </table:table-cell>
          <table:table-cell table:formula="of:=[.D9]/([.$G$2]*[.$F$2]*[.$H$2]*[.$H$2]*0.5)" office:value-type="float" office:value="0.115647282571786" calcext:value-type="float">
            <text:p>0.116</text:p>
          </table:table-cell>
          <table:table-cell/>
        </table:table-row>
      </table:table>
      <table:table table:name="fin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office:value-type="float" office:value="15.14" calcext:value-type="float">
            <text:p>15.14</text:p>
          </table:table-cell>
          <table:table-cell office:value-type="float" office:value="0.0687" calcext:value-type="float">
            <text:p>0.0687</text:p>
          </table:table-cell>
          <table:table-cell table:formula="of:=[.I2]*PI()*[.I2]" office:value-type="float" office:value="0.00282743338823081" calcext:value-type="float">
            <text:p>0.00282743338823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43165786272133" calcext:value-type="float">
            <text:p>0.014</text:p>
          </table:table-cell>
          <table:table-cell table:formula="of:=[.D2]/([.$G$2]*[.$F$2]*[.$H$2]*[.$H$2]*0.5)" office:value-type="float" office:value="0.119686913537278" calcext:value-type="float">
            <text:p>0.1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16.569" calcext:value-type="float">
            <text:p>16.569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  <table:table-cell table:formula="of:=[.C3]/([.$G$2]*[.$F$2]*[.$H$2]*[.$H$2]*0.5)" office:value-type="float" office:value="0.0439537146147466" calcext:value-type="float">
            <text:p>0.044</text:p>
          </table:table-cell>
          <table:table-cell table:formula="of:=[.D3]/([.$G$2]*[.$F$2]*[.$H$2]*[.$H$2]*0.5)" office:value-type="float" office:value="0.130983650620816" calcext:value-type="float">
            <text:p>0.1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17.3" calcext:value-type="float">
            <text:p>17.3</text:p>
          </table:table-cell>
          <table:table-cell office:value-type="float" office:value="0.896" calcext:value-type="float">
            <text:p>0.896</text:p>
          </table:table-cell>
          <table:table-cell table:number-columns-repeated="4"/>
          <table:table-cell table:formula="of:=[.C4]/([.$G$2]*[.$F$2]*[.$H$2]*[.$H$2]*0.5)" office:value-type="float" office:value="0.201428174169738" calcext:value-type="float">
            <text:p>0.201</text:p>
          </table:table-cell>
          <table:table-cell table:formula="of:=[.D4]/([.$G$2]*[.$F$2]*[.$H$2]*[.$H$2]*0.5)" office:value-type="float" office:value="0.136762457344445" calcext:value-type="float">
            <text:p>0.1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.8" calcext:value-type="float">
            <text:p>31.8</text:p>
          </table:table-cell>
          <table:table-cell office:value-type="float" office:value="19.222" calcext:value-type="float">
            <text:p>19.222</text:p>
          </table:table-cell>
          <table:table-cell office:value-type="float" office:value="0.833" calcext:value-type="float">
            <text:p>0.833</text:p>
          </table:table-cell>
          <table:table-cell table:number-columns-repeated="4"/>
          <table:table-cell table:formula="of:=[.C5]/([.$G$2]*[.$F$2]*[.$H$2]*[.$H$2]*0.5)" office:value-type="float" office:value="0.251389950494414" calcext:value-type="float">
            <text:p>0.251</text:p>
          </table:table-cell>
          <table:table-cell table:formula="of:=[.D5]/([.$G$2]*[.$F$2]*[.$H$2]*[.$H$2]*0.5)" office:value-type="float" office:value="0.151956529195083" calcext:value-type="float">
            <text:p>0.1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347" calcext:value-type="float">
            <text:p>35.347</text:p>
          </table:table-cell>
          <table:table-cell office:value-type="float" office:value="19.83" calcext:value-type="float">
            <text:p>19.83</text:p>
          </table:table-cell>
          <table:table-cell office:value-type="float" office:value="0.926" calcext:value-type="float">
            <text:p>0.926</text:p>
          </table:table-cell>
          <table:table-cell table:number-columns-repeated="4"/>
          <table:table-cell table:formula="of:=[.C6]/([.$G$2]*[.$F$2]*[.$H$2]*[.$H$2]*0.5)" office:value-type="float" office:value="0.279430206922203" calcext:value-type="float">
            <text:p>0.279</text:p>
          </table:table-cell>
          <table:table-cell table:formula="of:=[.D6]/([.$G$2]*[.$F$2]*[.$H$2]*[.$H$2]*0.5)" office:value-type="float" office:value="0.156762978563026" calcext:value-type="float">
            <text:p>0.1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.364" calcext:value-type="float">
            <text:p>34.364</text:p>
          </table:table-cell>
          <table:table-cell office:value-type="float" office:value="18.693" calcext:value-type="float">
            <text:p>18.693</text:p>
          </table:table-cell>
          <table:table-cell office:value-type="float" office:value="0.94" calcext:value-type="float">
            <text:p>0.94</text:p>
          </table:table-cell>
          <table:table-cell table:number-columns-repeated="4"/>
          <table:table-cell table:formula="of:=[.C7]/([.$G$2]*[.$F$2]*[.$H$2]*[.$H$2]*0.5)" office:value-type="float" office:value="0.271659253421071" calcext:value-type="float">
            <text:p>0.272</text:p>
          </table:table-cell>
          <table:table-cell table:formula="of:=[.D7]/([.$G$2]*[.$F$2]*[.$H$2]*[.$H$2]*0.5)" office:value-type="float" office:value="0.147774602031198" calcext:value-type="float">
            <text:p>0.148</text:p>
          </table:table-cell>
          <table:table-cell/>
        </table:table-row>
      </table:table>
      <table:table table:name="flap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office:value-type="float" office:value="15.14" calcext:value-type="float">
            <text:p>15.14</text:p>
          </table:table-cell>
          <table:table-cell office:value-type="float" office:value="0.0687" calcext:value-type="float">
            <text:p>0.0687</text:p>
          </table:table-cell>
          <table:table-cell table:formula="of:=[.I2]*PI()*[.I2]" office:value-type="float" office:value="0.00282743338823081" calcext:value-type="float">
            <text:p>0.00282743338823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43165786272133" calcext:value-type="float">
            <text:p>0.014</text:p>
          </table:table-cell>
          <table:table-cell table:formula="of:=[.D2]/([.$G$2]*[.$F$2]*[.$H$2]*[.$H$2]*0.5)" office:value-type="float" office:value="0.119686913537278" calcext:value-type="float">
            <text:p>0.1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57" calcext:value-type="float">
            <text:p>1.057</text:p>
          </table:table-cell>
          <table:table-cell office:value-type="float" office:value="15.902" calcext:value-type="float">
            <text:p>15.902</text:p>
          </table:table-cell>
          <table:table-cell office:value-type="float" office:value="0.0547" calcext:value-type="float">
            <text:p>0.0547</text:p>
          </table:table-cell>
          <table:table-cell table:number-columns-repeated="4"/>
          <table:table-cell table:formula="of:=[.C3]/([.$G$2]*[.$F$2]*[.$H$2]*[.$H$2]*0.5)" office:value-type="float" office:value="0.00835594898341496" calcext:value-type="float">
            <text:p>0.008</text:p>
          </table:table-cell>
          <table:table-cell table:formula="of:=[.D3]/([.$G$2]*[.$F$2]*[.$H$2]*[.$H$2]*0.5)" office:value-type="float" office:value="0.125710785935917" calcext:value-type="float">
            <text:p>0.1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4.756" calcext:value-type="float">
            <text:p>4.756</text:p>
          </table:table-cell>
          <table:table-cell office:value-type="float" office:value="17.36" calcext:value-type="float">
            <text:p>17.36</text:p>
          </table:table-cell>
          <table:table-cell office:value-type="float" office:value="-0.03203" calcext:value-type="float">
            <text:p>-0.03203</text:p>
          </table:table-cell>
          <table:table-cell table:number-columns-repeated="4"/>
          <table:table-cell table:formula="of:=[.C4]/([.$G$2]*[.$F$2]*[.$H$2]*[.$H$2]*0.5)" office:value-type="float" office:value="0.0375978177531897" calcext:value-type="float">
            <text:p>0.038</text:p>
          </table:table-cell>
          <table:table-cell table:formula="of:=[.D4]/([.$G$2]*[.$F$2]*[.$H$2]*[.$H$2]*0.5)" office:value-type="float" office:value="0.137236778005756" calcext:value-type="float">
            <text:p>0.1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17.3" calcext:value-type="float">
            <text:p>17.3</text:p>
          </table:table-cell>
          <table:table-cell office:value-type="float" office:value="0.896" calcext:value-type="float">
            <text:p>0.896</text:p>
          </table:table-cell>
          <table:table-cell table:number-columns-repeated="4"/>
          <table:table-cell table:formula="of:=[.C5]/([.$G$2]*[.$F$2]*[.$H$2]*[.$H$2]*0.5)" office:value-type="float" office:value="0.201428174169738" calcext:value-type="float">
            <text:p>0.201</text:p>
          </table:table-cell>
          <table:table-cell table:formula="of:=[.D5]/([.$G$2]*[.$F$2]*[.$H$2]*[.$H$2]*0.5)" office:value-type="float" office:value="0.136762457344445" calcext:value-type="float">
            <text:p>0.137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9.616" calcext:value-type="float">
            <text:p>29.616</text:p>
          </table:table-cell>
          <table:table-cell office:value-type="float" office:value="17.8" calcext:value-type="float">
            <text:p>17.8</text:p>
          </table:table-cell>
          <table:table-cell office:value-type="float" office:value="0.956" calcext:value-type="float">
            <text:p>0.956</text:p>
          </table:table-cell>
          <table:table-cell table:number-columns-repeated="4"/>
          <table:table-cell table:formula="of:=[.C6]/([.$G$2]*[.$F$2]*[.$H$2]*[.$H$2]*0.5)" office:value-type="float" office:value="0.234124678422722" calcext:value-type="float">
            <text:p>0.234</text:p>
          </table:table-cell>
          <table:table-cell table:formula="of:=[.D6]/([.$G$2]*[.$F$2]*[.$H$2]*[.$H$2]*0.5)" office:value-type="float" office:value="0.140715129522031" calcext:value-type="float">
            <text:p>0.1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1.943" calcext:value-type="float">
            <text:p>31.943</text:p>
          </table:table-cell>
          <table:table-cell office:value-type="float" office:value="20.202" calcext:value-type="float">
            <text:p>20.202</text:p>
          </table:table-cell>
          <table:table-cell office:value-type="float" office:value="0.815" calcext:value-type="float">
            <text:p>0.815</text:p>
          </table:table-cell>
          <table:table-cell table:number-columns-repeated="4"/>
          <table:table-cell table:formula="of:=[.C7]/([.$G$2]*[.$F$2]*[.$H$2]*[.$H$2]*0.5)" office:value-type="float" office:value="0.252520414737203" calcext:value-type="float">
            <text:p>0.253</text:p>
          </table:table-cell>
          <table:table-cell table:formula="of:=[.D7]/([.$G$2]*[.$F$2]*[.$H$2]*[.$H$2]*0.5)" office:value-type="float" office:value="0.159703766663149" calcext:value-type="float">
            <text:p>0.1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4.011" calcext:value-type="float">
            <text:p>34.011</text:p>
          </table:table-cell>
          <table:table-cell office:value-type="float" office:value="19.232" calcext:value-type="float">
            <text:p>19.232</text:p>
          </table:table-cell>
          <table:table-cell office:value-type="float" office:value="0.8622" calcext:value-type="float">
            <text:p>0.8622</text:p>
          </table:table-cell>
          <table:table-cell table:number-columns-repeated="4"/>
          <table:table-cell table:formula="of:=[.C8]/([.$G$2]*[.$F$2]*[.$H$2]*[.$H$2]*0.5)" office:value-type="float" office:value="0.268868666863696" calcext:value-type="float">
            <text:p>0.269</text:p>
          </table:table-cell>
          <table:table-cell table:formula="of:=[.D8]/([.$G$2]*[.$F$2]*[.$H$2]*[.$H$2]*0.5)" office:value-type="float" office:value="0.152035582638634" calcext:value-type="float">
            <text:p>0.1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2.786" calcext:value-type="float">
            <text:p>32.786</text:p>
          </table:table-cell>
          <table:table-cell office:value-type="float" office:value="19.255" calcext:value-type="float">
            <text:p>19.255</text:p>
          </table:table-cell>
          <table:table-cell office:value-type="float" office:value="0.8254" calcext:value-type="float">
            <text:p>0.8254</text:p>
          </table:table-cell>
          <table:table-cell table:number-columns-repeated="4"/>
          <table:table-cell table:formula="of:=[.C9]/([.$G$2]*[.$F$2]*[.$H$2]*[.$H$2]*0.5)" office:value-type="float" office:value="0.259184620028612" calcext:value-type="float">
            <text:p>0.259</text:p>
          </table:table-cell>
          <table:table-cell table:formula="of:=[.D9]/([.$G$2]*[.$F$2]*[.$H$2]*[.$H$2]*0.5)" office:value-type="float" office:value="0.152217405558803" calcext:value-type="float">
            <text:p>0.152</text:p>
          </table:table-cell>
          <table:table-cell/>
        </table:table-row>
      </table:table>
      <table:table table:name="d_cone_cf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6" office:value-type="float" office:value="0.000129266482217885" calcext:value-type="float">
            <text:p>1.29E-04</text:p>
          </table:table-cell>
          <table:table-cell office:value-type="float" office:value="0.0947272840828996" calcext:value-type="float">
            <text:p>0.0947272840829</text:p>
          </table:table-cell>
          <table:table-cell table:style-name="ce6" office:value-type="float" office:value="0.000069773219174916" calcext:value-type="float">
            <text:p>6.98E-05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float" office:value="0.0635379712124628" calcext:value-type="float">
            <text:p>0.063537971212463</text:p>
          </table:table-cell>
          <table:table-cell office:value-type="float" office:value="0.0961748361199882" calcext:value-type="float">
            <text:p>0.096174836119988</text:p>
          </table:table-cell>
          <table:table-cell office:value-type="float" office:value="0.0155962575292913" calcext:value-type="float">
            <text:p>0.015596257529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6687937342953" calcext:value-type="float">
            <text:p>0.126687937342953</text:p>
          </table:table-cell>
          <table:table-cell office:value-type="float" office:value="0.0999003507964958" calcext:value-type="float">
            <text:p>0.099900350796496</text:p>
          </table:table-cell>
          <table:table-cell office:value-type="float" office:value="0.0301668629202632" calcext:value-type="float">
            <text:p>0.0301668629202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961802891655" calcext:value-type="float">
            <text:p>0.18961802891655</text:p>
          </table:table-cell>
          <table:table-cell office:value-type="float" office:value="0.105790633893707" calcext:value-type="float">
            <text:p>0.105790633893707</text:p>
          </table:table-cell>
          <table:table-cell office:value-type="float" office:value="0.0438097732891687" calcext:value-type="float">
            <text:p>0.043809773289169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in_cfd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-0.0000148434" calcext:value-type="float">
            <text:p>0.000</text:p>
          </table:table-cell>
          <table:table-cell table:style-name="ce17" office:value-type="float" office:value="0.103508738973687" calcext:value-type="float">
            <text:p>0.1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style-name="ce15" office:value-type="float" office:value="0.008235434" calcext:value-type="float">
            <text:p>0.008</text:p>
          </table:table-cell>
          <table:table-cell table:style-name="ce17" office:value-type="float" office:value="0.10378607260722" calcext:value-type="float">
            <text:p>0.104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016912175" calcext:value-type="float">
            <text:p>0.017</text:p>
          </table:table-cell>
          <table:table-cell table:style-name="ce17" office:value-type="float" office:value="0.104886599962849" calcext:value-type="float">
            <text:p>0.105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style-name="ce15" office:value-type="float" office:value="0.026489434" calcext:value-type="float">
            <text:p>0.026</text:p>
          </table:table-cell>
          <table:table-cell table:style-name="ce17" office:value-type="float" office:value="0.107235871066962" calcext:value-type="float">
            <text:p>0.107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0.037348049" calcext:value-type="float">
            <text:p>0.037</text:p>
          </table:table-cell>
          <table:table-cell table:style-name="ce17" office:value-type="float" office:value="0.110779920090868" calcext:value-type="float">
            <text:p>0.111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style-name="ce15" office:value-type="float" office:value="0.047563915" calcext:value-type="float">
            <text:p>0.048</text:p>
          </table:table-cell>
          <table:table-cell table:style-name="ce17" office:value-type="float" office:value="0.115753698251935" calcext:value-type="float">
            <text:p>0.116</text:p>
          </table:table-cell>
          <table:table-cell table:style-name="ce18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165811693577484" calcext:value-type="float">
            <text:p>0.166</text:p>
          </table:table-cell>
          <table:table-cell table:style-name="ce17" office:value-type="float" office:value="0.126385690917568" calcext:value-type="float">
            <text:p>0.12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17" office:value-type="float" office:value="0.17440613039684" calcext:value-type="float">
            <text:p>0.174</text:p>
          </table:table-cell>
          <table:table-cell table:style-name="ce17" office:value-type="float" office:value="0.128489587120077" calcext:value-type="float">
            <text:p>0.12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0.18411186931387" calcext:value-type="float">
            <text:p>0.184</text:p>
          </table:table-cell>
          <table:table-cell table:style-name="ce17" office:value-type="float" office:value="0.1318119280596" calcext:value-type="float">
            <text:p>0.1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style-name="ce17" office:value-type="float" office:value="0.194569225365149" calcext:value-type="float">
            <text:p>0.195</text:p>
          </table:table-cell>
          <table:table-cell table:style-name="ce17" office:value-type="float" office:value="0.136171261055365" calcext:value-type="float">
            <text:p>0.1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.206382121370099" calcext:value-type="float">
            <text:p>0.206</text:p>
          </table:table-cell>
          <table:table-cell table:style-name="ce17" office:value-type="float" office:value="0.142631545539004" calcext:value-type="float">
            <text:p>0.1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table:style-name="ce17" office:value-type="float" office:value="0.216352928671066" calcext:value-type="float">
            <text:p>0.216</text:p>
          </table:table-cell>
          <table:table-cell table:style-name="ce17" office:value-type="float" office:value="0.150004676304346" calcext:value-type="float">
            <text:p>0.150</text:p>
          </table:table-cell>
          <table:table-cell table:number-columns-repeated="5"/>
        </table:table-row>
        <table:table-row table:style-name="ro1" table:number-rows-repeated="13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8" table:number-columns-repeated="6"/>
          <table:table-cell/>
        </table:table-row>
        <table:table-row table:style-name="ro1">
          <table:table-cell table:number-columns-repeated="9"/>
        </table:table-row>
      </table:table>
      <table:table table:name="flap_cfd" table:style-name="ta1">
        <table:table-column table:style-name="co1" table:number-columns-repeated="2" table:default-cell-style-name="Default"/>
        <table:table-column table:style-name="co1" table:number-columns-repeated="2" table:default-cell-style-name="ce19"/>
        <table:table-column table:style-name="co1" table:number-columns-repeated="11" table:default-cell-style-name="ce20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M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0.109186491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6320168" calcext:value-type="float">
            <text:p>0.006</text:p>
          </table:table-cell>
          <table:table-cell office:value-type="float" office:value="0.109639654" calcext:value-type="float">
            <text:p>0.1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.009824824" calcext:value-type="float">
            <text:p>0.010</text:p>
          </table:table-cell>
          <table:table-cell office:value-type="float" office:value="0.110208501" calcext:value-type="float">
            <text:p>0.1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4155188" calcext:value-type="float">
            <text:p>0.014</text:p>
          </table:table-cell>
          <table:table-cell office:value-type="float" office:value="0.11112285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.018798675" calcext:value-type="float">
            <text:p>0.019</text:p>
          </table:table-cell>
          <table:table-cell office:value-type="float" office:value="0.1126574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25087709" calcext:value-type="float">
            <text:p>0.025</text:p>
          </table:table-cell>
          <table:table-cell office:value-type="float" office:value="0.115226292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0.031713961" calcext:value-type="float">
            <text:p>0.032</text:p>
          </table:table-cell>
          <table:table-cell office:value-type="float" office:value="0.118538301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5811694" calcext:value-type="float">
            <text:p>0.166</text:p>
          </table:table-cell>
          <table:table-cell office:value-type="float" office:value="0.131909907" calcext:value-type="float">
            <text:p>0.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6"/>
          <table:table-cell table:style-name="ce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73038062" calcext:value-type="float">
            <text:p>0.173</text:p>
          </table:table-cell>
          <table:table-cell office:value-type="float" office:value="0.133722299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0.177426044" calcext:value-type="float">
            <text:p>0.177</text:p>
          </table:table-cell>
          <table:table-cell office:value-type="float" office:value="0.135276221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83310838" calcext:value-type="float">
            <text:p>0.183</text:p>
          </table:table-cell>
          <table:table-cell office:value-type="float" office:value="0.138009799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189014352" calcext:value-type="float">
            <text:p>0.189</text:p>
          </table:table-cell>
          <table:table-cell office:value-type="float" office:value="0.141055198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9732326" calcext:value-type="float">
            <text:p>0.197</text:p>
          </table:table-cell>
          <table:table-cell office:value-type="float" office:value="0.145794593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0.205352598" calcext:value-type="float">
            <text:p>0.205</text:p>
          </table:table-cell>
          <table:table-cell office:value-type="float" office:value="0.151251026" calcext:value-type="float">
            <text:p>0.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"/>
          <table:table-cell/>
        </table:table-row>
      </table:table>
      <table:table table:name="plots" table:style-name="ta1">
        <table:shapes>
          <draw:frame draw:z-index="0" draw:style-name="gr1" draw:text-style-name="P1" svg:width="16.007cm" svg:height="10.753cm" svg:x="8.627cm" svg:y="2.624cm">
            <draw:object draw:notify-on-update-of-ranges="fin_cfd.B2:fin_cfd.B7 fin_cfd.C2:fin_cfd.C7 fin.B2:fin.B3 fin.J2:fin.J3 flap.B2:flap.B4 flap.J2:flap.J4 flap_cfd.B2:flap_cfd.B8 flap_cfd.C2:flap_cfd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7cm" svg:height="10.735cm" svg:x="27.876cm" svg:y="2.835cm">
            <draw:object draw:notify-on-update-of-ranges="fin_cfd.B2:fin_cfd.B7 fin_cfd.D2:fin_cfd.D7 fin.B2:fin.B3 fin.K2:fin.K3 flap.B2:flap.B4 flap.K2:flap.K4 flap_cfd.B2:flap_cfd.B8 flap_cfd.D2:flap_cfd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383cm" svg:height="12.046cm" svg:x="9.031cm" svg:y="18.517cm">
            <draw:object draw:notify-on-update-of-ranges="fin.B4:fin.B7 fin.J4:fin.J7 fin_cfd.B8:fin_cfd.B13 fin_cfd.C8:fin_cfd.C13 flap.B5:flap.B9 flap.J5:flap.J9 flap_cfd.B9:flap_cfd.B15 flap_cfd.C9:flap_cfd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7cm" svg:height="10.753cm" svg:x="29.237cm" svg:y="18.798cm">
            <draw:object draw:notify-on-update-of-ranges="fin.B4:fin.B7 fin.K4:fin.K7 fin_cfd.B8:fin_cfd.B13 fin_cfd.D8:fin_cfd.D13 flap.B5:flap.B9 flap.K5:flap.K9 flap_cfd.B9:flap_cfd.B15 flap_cfd.D9:flap_cfd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71">
          <table:table-cell table:number-columns-repeated="15"/>
        </table:table-row>
        <table:table-row table:style-name="ro1">
          <table:table-cell table:number-columns-repeated="14"/>
          <table:table-cell>
            <draw:frame draw:z-index="5" draw:style-name="gr1" draw:text-style-name="P1" svg:width="16.007cm" svg:height="10.753cm" svg:x="0.031cm" svg:y="0.345cm">
              <draw:object draw:notify-on-update-of-ranges="d_cone_cfd.A2:d_cone_cfd.A5 d_cone_cfd.J2:d_cone_cfd.J5 d_cone.A2:d_cone.A9 d_cone.K2:d_cone.K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>
            <draw:frame draw:z-index="4" draw:style-name="gr1" draw:text-style-name="P1" svg:width="16.007cm" svg:height="10.753cm" svg:x="0.002cm" svg:y="0.041cm">
              <draw:object draw:notify-on-update-of-ranges="d_cone_cfd.A2:d_cone_cfd.A5 d_cone_cfd.I2:d_cone_cfd.I5 d_cone.A2:d_cone.A9 d_cone.J2:d_cone.J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d_cone.A1:d_cone.J9">
          <table:sort>
            <table:sort-by table:field-number="0" table:data-type="automatic"/>
          </table:sort>
        </table:database-range>
        <table:database-range table:name="__Anonymous_Sheet_DB__1" table:target-range-address="fin.A1:fin.K5">
          <table:sort>
            <table:sort-by table:field-number="0" table:data-type="automatic"/>
          </table:sort>
        </table:database-range>
        <table:database-range table:name="__Anonymous_Sheet_DB__2" table:target-range-address="flap.A2:flap.K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 number:decimal-places="1"/>
    </number:time-style>
    <number:number-style style:name="N11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/>
      <number:text>/</number:text>
      <number:day/>
      <number:text>/</number:text>
      <number:year number:style="long"/>
    </number:dat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£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4" number:min-decimal-places="4" number:min-integer-digits="1" number:grouping="true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">
      <number:number number:decimal-places="1" number:min-decimal-places="1" number:min-integer-digits="1" number:grouping="true"/>
    </number:number-style>
    <number:number-style style:name="N133P0" style:volatile="true">
      <number:text>£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7P0" style:volatile="true">
      <number:text>£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decimal-places="2" number:min-integer-digits="1" number:grouping="true"/>
    </number:number-style>
    <number:number-style style:name="N138">
      <number:text>-£</number:text>
      <number:number number:decimal-places="2" number:min-decimal-places="2" number:min-integer-digits="1" number:grouping="true"/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0" number:min-decimal-places="0" number:min-integer-digits="1" number:grouping="true"/>
    </number:number-style>
    <number:number-style style:name="N143">
      <number:text>-£</number:text>
      <number:number number:decimal-places="0" number:min-decimal-places="0" number:min-integer-digits="1" number:grouping="true"/>
      <style:map style:condition="value()&gt;=0" style:apply-style-name="N143P0"/>
    </number:number-style>
    <number:date-style style:name="N144">
      <number:month number:textual="true"/>
      <number:text>-</number:text>
      <number:year/>
    </number:date-style>
    <number:number-style style:name="N145">
      <number:number number:decimal-places="3" number:min-decimal-places="3" number:min-integer-digits="1" number:grouping="true"/>
    </number:number-style>
    <number:time-style style:name="N146">
      <number:minutes number:style="long"/>
      <number:text>:</number:text>
      <number:seconds number:style="long"/>
    </number:time-style>
    <number:date-style style:name="N147">
      <number:day number:style="long"/>
      <number:text>-</number:text>
      <number:month number:textual="true"/>
    </number:date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 number:style="long"/>
      <number:text>-</number:text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1" fo:font-family="Arial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Arial1" style:font-family-complex="Arial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1" style:font-family-complex="Arial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1" style:font-family-complex="Arial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e3e3e3" fo:border="0.74pt solid #808080" fo:padding="0.071cm" style:rotation-align="none"/>
      <style:text-properties fo:color="#333399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071cm" style:rotation-align="none"/>
    </style:style>
    <style:style style:name="Output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8:36:09.104000000</meta:creation-date>
    <dc:date>2023-09-18T11:23:17.956000000</dc:date>
    <meta:editing-duration>PT8H46M55S</meta:editing-duration>
    <meta:editing-cycles>22</meta:editing-cycles>
    <meta:generator>LibreOffice/7.1.5.2$Windows_X86_64 LibreOffice_project/85f04e9f809797b8199d13c421bd8a2b025d52b5</meta:generator>
    <meta:document-statistic meta:table-count="7" meta:cell-count="350" meta:object-count="6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inimum="0" chart:maximum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0deg AoA</text:p>
        </chart:title>
        <chart:legend chart:legend-position="bottom" svg:x="3.527cm" svg:y="10.155cm" style:legend-expansion="wide" chart:style-name="ch3"/>
        <chart:plot-area chart:style-name="ch4" table:cell-range-address="fin_cfd.B2:fin_cfd.C7 fin.J2:fin.J3 flap.J2:flap.J4 flap_cfd.C2:flap_cfd.C8" chart:data-source-has-labels="row" svg:x="1.331cm" svg:y="1.345cm" svg:width="14.357cm" svg:height="7.43cm">
          <chart:coordinate-region svg:x="2.429cm" svg:y="1.544cm" svg:width="13.073cm" svg:height="6.584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136cm" chart:style-name="ch8">
              <text:p>Lift Coefficient</text:p>
            </chart:title>
          </chart:axis>
          <chart:series chart:style-name="ch9" chart:values-cell-range-address="fin_cfd.C2:fin_cfd.C7" loext:label-string="&quot;Fins (CFD)&quot;" chart:class="chart:scatter">
            <chart:domain table:cell-range-address="fin_cfd.B2:fin_cfd.B7"/>
            <chart:data-point chart:repeated="6"/>
          </chart:series>
          <chart:series chart:style-name="ch10" chart:values-cell-range-address="fin.J2:fin.J3" loext:label-string="&quot;Fins (exp)&quot;" chart:class="chart:scatter">
            <chart:domain table:cell-range-address="fin.B2:fin.B3"/>
            <chart:data-point chart:repeated="2"/>
          </chart:series>
          <chart:series chart:style-name="ch11" chart:values-cell-range-address="flap.J2:flap.J4" loext:label-string="&quot;Flaps (exp)&quot;" chart:class="chart:scatter">
            <chart:domain table:cell-range-address="flap.B2:flap.B4"/>
            <chart:data-point chart:repeated="3"/>
          </chart:series>
          <chart:series chart:style-name="ch12" chart:values-cell-range-address="flap_cfd.C2:flap_cfd.C8" loext:label-string="&quot;Flaps (CFD)&quot;" chart:class="chart:scatter">
            <chart:domain table:cell-range-address="flap_cfd.B2:flap_cfd.B8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_cfd.B2:fin_cfd.B7</svg:desc>
                </draw:g>
              </table:table-cell>
              <table:table-cell office:value-type="float" office:value="-0.0000148434">
                <text:p>-0.0000148434</text:p>
                <draw:g>
                  <svg:desc>fin_cfd.C2:fin_cfd.C7</svg:desc>
                </draw:g>
              </table:table-cell>
              <table:table-cell office:value-type="float" office:value="0">
                <text:p>0</text:p>
                <draw:g>
                  <svg:desc>fin.B2:fin.B3</svg:desc>
                </draw:g>
              </table:table-cell>
              <table:table-cell office:value-type="float" office:value="0.0143165786272133">
                <text:p>0.0143165786272133</text:p>
                <draw:g>
                  <svg:desc>fin.J2:fin.J3</svg:desc>
                </draw:g>
              </table:table-cell>
              <table:table-cell office:value-type="float" office:value="0">
                <text:p>0</text:p>
                <draw:g>
                  <svg:desc>flap.B2:flap.B4</svg:desc>
                </draw:g>
              </table:table-cell>
              <table:table-cell office:value-type="float" office:value="0.0143165786272133">
                <text:p>0.0143165786272133</text:p>
                <draw:g>
                  <svg:desc>flap.J2:flap.J4</svg:desc>
                </draw:g>
              </table:table-cell>
              <table:table-cell office:value-type="float" office:value="0">
                <text:p>0</text:p>
                <draw:g>
                  <svg:desc>flap_cfd.B2:flap_cfd.B8</svg:desc>
                </draw:g>
              </table:table-cell>
              <table:table-cell office:value-type="float" office:value="0">
                <text:p>0</text:p>
                <draw:g>
                  <svg:desc>flap_cfd.C2:flap_cfd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8235434">
                <text:p>0.008235434</text:p>
              </table:table-cell>
              <table:table-cell office:value-type="float" office:value="10">
                <text:p>10</text:p>
              </table:table-cell>
              <table:table-cell office:value-type="float" office:value="0.0439537146147466">
                <text:p>0.0439537146147466</text:p>
              </table:table-cell>
              <table:table-cell office:value-type="float" office:value="5">
                <text:p>5</text:p>
              </table:table-cell>
              <table:table-cell office:value-type="float" office:value="0.00835594898341496">
                <text:p>0.00835594898341496</text:p>
              </table:table-cell>
              <table:table-cell office:value-type="float" office:value="5">
                <text:p>5</text:p>
              </table:table-cell>
              <table:table-cell office:value-type="float" office:value="0.006320168">
                <text:p>0.006320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6912175">
                <text:p>0.01691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0375978177531897">
                <text:p>0.0375978177531897</text:p>
              </table:table-cell>
              <table:table-cell office:value-type="float" office:value="7.5">
                <text:p>7.5</text:p>
              </table:table-cell>
              <table:table-cell office:value-type="float" office:value="0.009824824">
                <text:p>0.009824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026489434">
                <text:p>0.02648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14155188">
                <text:p>0.014155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37348049">
                <text:p>0.03734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018798675">
                <text:p>0.018798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047563915">
                <text:p>0.04756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025087709">
                <text:p>0.025087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031713961">
                <text:p>0.031713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inimum="0" chart:maximum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10.736cm" xlink:href=".." xlink:type="simple" chart:class="chart:scatter" chart:style-name="ch1">
        <chart:title svg:x="6.968cm" svg:y="0.35cm" chart:style-name="ch2">
          <text:p>0deg AoA</text:p>
        </chart:title>
        <chart:legend chart:legend-position="bottom" svg:x="3.527cm" svg:y="10.137cm" style:legend-expansion="wide" chart:style-name="ch3"/>
        <chart:plot-area chart:style-name="ch4" table:cell-range-address="fin_cfd.B2:fin_cfd.B7 fin_cfd.D2:fin_cfd.D7 fin.K2:fin.K3 flap.K2:flap.K4 flap_cfd.D2:flap_cfd.D8" chart:data-source-has-labels="row" svg:x="1.331cm" svg:y="1.343cm" svg:width="14.357cm" svg:height="7.415cm">
          <chart:coordinate-region svg:x="2.429cm" svg:y="1.542cm" svg:width="13.073cm" svg:height="6.569cm"/>
          <chart:axis chart:dimension="x" chart:name="primary-x" chart:style-name="ch5">
            <chart:title svg:x="7.261cm" svg:y="8.972cm" chart:style-name="ch6">
              <text:p>Deflection Angle</text:p>
            </chart:title>
          </chart:axis>
          <chart:axis chart:dimension="y" chart:name="primary-y" chart:style-name="ch7">
            <chart:title svg:x="0.451cm" svg:y="6.271cm" chart:style-name="ch8">
              <text:p>Drag Coefficient</text:p>
            </chart:title>
          </chart:axis>
          <chart:series chart:style-name="ch9" chart:values-cell-range-address="fin_cfd.D2:fin_cfd.D7" loext:label-string="&quot;Fins (CFD)&quot;" chart:class="chart:scatter">
            <chart:domain table:cell-range-address="fin_cfd.B2:fin_cfd.B7"/>
            <chart:data-point chart:repeated="2"/>
            <chart:data-point chart:style-name="ch10"/>
            <chart:data-point chart:repeated="3"/>
          </chart:series>
          <chart:series chart:style-name="ch11" chart:values-cell-range-address="fin.K2:fin.K3" loext:label-string="&quot;Fins (exp)&quot;" chart:class="chart:scatter">
            <chart:domain table:cell-range-address="fin.B2:fin.B3"/>
            <chart:data-point chart:repeated="2"/>
          </chart:series>
          <chart:series chart:style-name="ch12" chart:values-cell-range-address="flap.K2:flap.K4" loext:label-string="&quot;Flaps (exp)&quot;" chart:class="chart:scatter">
            <chart:domain table:cell-range-address="flap.B2:flap.B4"/>
            <chart:data-point chart:repeated="3"/>
          </chart:series>
          <chart:series chart:style-name="ch13" chart:values-cell-range-address="flap_cfd.D2:flap_cfd.D8" loext:label-string="&quot;Flaps (CFD)&quot;" chart:class="chart:scatter">
            <chart:domain table:cell-range-address="flap_cfd.B2:flap_cfd.B8"/>
            <chart:data-point chart:repeated="5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_cfd.B2:fin_cfd.B7</svg:desc>
                </draw:g>
              </table:table-cell>
              <table:table-cell office:value-type="float" office:value="0.103508738973687">
                <text:p>0.103508738973687</text:p>
                <draw:g>
                  <svg:desc>fin_cfd.D2:fin_cfd.D7</svg:desc>
                </draw:g>
              </table:table-cell>
              <table:table-cell office:value-type="float" office:value="0">
                <text:p>0</text:p>
                <draw:g>
                  <svg:desc>fin.B2:fin.B3</svg:desc>
                </draw:g>
              </table:table-cell>
              <table:table-cell office:value-type="float" office:value="0.119686913537278">
                <text:p>0.119686913537278</text:p>
                <draw:g>
                  <svg:desc>fin.K2:fin.K3</svg:desc>
                </draw:g>
              </table:table-cell>
              <table:table-cell office:value-type="float" office:value="0">
                <text:p>0</text:p>
                <draw:g>
                  <svg:desc>flap.B2:flap.B4</svg:desc>
                </draw:g>
              </table:table-cell>
              <table:table-cell office:value-type="float" office:value="0.119686913537278">
                <text:p>0.119686913537278</text:p>
                <draw:g>
                  <svg:desc>flap.K2:flap.K4</svg:desc>
                </draw:g>
              </table:table-cell>
              <table:table-cell office:value-type="float" office:value="0">
                <text:p>0</text:p>
                <draw:g>
                  <svg:desc>flap_cfd.B2:flap_cfd.B8</svg:desc>
                </draw:g>
              </table:table-cell>
              <table:table-cell office:value-type="float" office:value="0.109186491">
                <text:p>0.109186491</text:p>
                <draw:g>
                  <svg:desc>flap_cfd.D2:flap_cfd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10378607260722">
                <text:p>0.10378607260722</text:p>
              </table:table-cell>
              <table:table-cell office:value-type="float" office:value="10">
                <text:p>10</text:p>
              </table:table-cell>
              <table:table-cell office:value-type="float" office:value="0.130983650620816">
                <text:p>0.130983650620816</text:p>
              </table:table-cell>
              <table:table-cell office:value-type="float" office:value="5">
                <text:p>5</text:p>
              </table:table-cell>
              <table:table-cell office:value-type="float" office:value="0.125710785935917">
                <text:p>0.125710785935917</text:p>
              </table:table-cell>
              <table:table-cell office:value-type="float" office:value="5">
                <text:p>5</text:p>
              </table:table-cell>
              <table:table-cell office:value-type="float" office:value="0.109639654">
                <text:p>0.109639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04886599962849">
                <text:p>0.10488659996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37236778005756">
                <text:p>0.137236778005756</text:p>
              </table:table-cell>
              <table:table-cell office:value-type="float" office:value="7.5">
                <text:p>7.5</text:p>
              </table:table-cell>
              <table:table-cell office:value-type="float" office:value="0.110208501">
                <text:p>0.110208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107235871066962">
                <text:p>0.10723587106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11122851">
                <text:p>0.111122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10779920090868">
                <text:p>0.11077992009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11265743">
                <text:p>0.11265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115753698251935">
                <text:p>0.11575369825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15226292">
                <text:p>0.11522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18538301">
                <text:p>0.118538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84cm" svg:height="12.047cm" xlink:href=".." xlink:type="simple" chart:class="chart:scatter" chart:style-name="ch1">
        <chart:title svg:x="7.156cm" svg:y="0.376cm" chart:style-name="ch2">
          <text:p>5deg AoA</text:p>
        </chart:title>
        <chart:legend chart:legend-position="bottom" svg:x="3.715cm" svg:y="11.448cm" style:legend-expansion="wide" chart:style-name="ch3"/>
        <chart:plot-area chart:style-name="ch4" table:cell-range-address="fin.B4:fin.B7 fin.J4:fin.J7 fin_cfd.C8:fin_cfd.C13 flap.J5:flap.J9 flap_cfd.C9:flap_cfd.C15" chart:data-source-has-labels="row" svg:x="1.338cm" svg:y="1.395cm" svg:width="14.719cm" svg:height="8.648cm">
          <chart:coordinate-region svg:x="2.436cm" svg:y="1.594cm" svg:width="13.435cm" svg:height="7.802cm"/>
          <chart:axis chart:dimension="x" chart:name="primary-x" chart:style-name="ch5">
            <chart:title svg:x="7.449cm" svg:y="10.283cm" chart:style-name="ch6">
              <text:p>Deflection Angle</text:p>
            </chart:title>
          </chart:axis>
          <chart:axis chart:dimension="y" chart:name="primary-y" chart:style-name="ch7">
            <chart:title svg:x="0.451cm" svg:y="6.795cm" chart:style-name="ch8">
              <text:p>Lift Coefficient</text:p>
            </chart:title>
          </chart:axis>
          <chart:series chart:style-name="ch9" chart:values-cell-range-address="fin.J4:fin.J7" loext:label-string="&quot;Fins (exp)&quot;" chart:class="chart:scatter">
            <chart:domain table:cell-range-address="fin.B4:fin.B7"/>
            <chart:data-point/>
            <chart:data-point chart:style-name="ch10"/>
            <chart:data-point chart:repeated="2"/>
          </chart:series>
          <chart:series chart:style-name="ch11" chart:values-cell-range-address="fin_cfd.C8:fin_cfd.C13" loext:label-string="&quot;Fins (CFD)&quot;" chart:class="chart:scatter">
            <chart:domain table:cell-range-address="fin_cfd.B8:fin_cfd.B13"/>
            <chart:data-point chart:repeated="6"/>
          </chart:series>
          <chart:series chart:style-name="ch12" chart:values-cell-range-address="flap.J5:flap.J9" loext:label-string="&quot;Flaps (exp)&quot;" chart:class="chart:scatter">
            <chart:domain table:cell-range-address="flap.B5:flap.B9"/>
            <chart:data-point chart:repeated="5"/>
          </chart:series>
          <chart:series chart:style-name="ch13" chart:values-cell-range-address="flap_cfd.C9:flap_cfd.C15" loext:label-string="&quot;Flaps (CFD)&quot;" chart:class="chart:scatter">
            <chart:domain table:cell-range-address="flap_cfd.B9:flap_cfd.B15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.B4:fin.B7</svg:desc>
                </draw:g>
              </table:table-cell>
              <table:table-cell office:value-type="float" office:value="0.201428174169738">
                <text:p>0.201428174169738</text:p>
                <draw:g>
                  <svg:desc>fin.J4:fin.J7</svg:desc>
                </draw:g>
              </table:table-cell>
              <table:table-cell office:value-type="float" office:value="0">
                <text:p>0</text:p>
                <draw:g>
                  <svg:desc>fin_cfd.B8:fin_cfd.B13</svg:desc>
                </draw:g>
              </table:table-cell>
              <table:table-cell office:value-type="float" office:value="0.165811693577484">
                <text:p>0.165811693577484</text:p>
                <draw:g>
                  <svg:desc>fin_cfd.C8:fin_cfd.C13</svg:desc>
                </draw:g>
              </table:table-cell>
              <table:table-cell office:value-type="float" office:value="0">
                <text:p>0</text:p>
                <draw:g>
                  <svg:desc>flap.B5:flap.B9</svg:desc>
                </draw:g>
              </table:table-cell>
              <table:table-cell office:value-type="float" office:value="0.201428174169738">
                <text:p>0.201428174169738</text:p>
                <draw:g>
                  <svg:desc>flap.J5:flap.J9</svg:desc>
                </draw:g>
              </table:table-cell>
              <table:table-cell office:value-type="float" office:value="0">
                <text:p>0</text:p>
                <draw:g>
                  <svg:desc>flap_cfd.B9:flap_cfd.B15</svg:desc>
                </draw:g>
              </table:table-cell>
              <table:table-cell office:value-type="float" office:value="0.165811694">
                <text:p>0.165811694</text:p>
                <draw:g>
                  <svg:desc>flap_cfd.C9:flap_cfd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51389950494414">
                <text:p>0.251389950494414</text:p>
              </table:table-cell>
              <table:table-cell office:value-type="float" office:value="2.5">
                <text:p>2.5</text:p>
              </table:table-cell>
              <table:table-cell office:value-type="float" office:value="0.17440613039684">
                <text:p>0.17440613039684</text:p>
              </table:table-cell>
              <table:table-cell office:value-type="float" office:value="5">
                <text:p>5</text:p>
              </table:table-cell>
              <table:table-cell office:value-type="float" office:value="0.234124678422722">
                <text:p>0.234124678422722</text:p>
              </table:table-cell>
              <table:table-cell office:value-type="float" office:value="5">
                <text:p>5</text:p>
              </table:table-cell>
              <table:table-cell office:value-type="float" office:value="0.173038062">
                <text:p>0.173038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9430206922203">
                <text:p>0.279430206922203</text:p>
              </table:table-cell>
              <table:table-cell office:value-type="float" office:value="5">
                <text:p>5</text:p>
              </table:table-cell>
              <table:table-cell office:value-type="float" office:value="0.18411186931387">
                <text:p>0.18411186931387</text:p>
              </table:table-cell>
              <table:table-cell office:value-type="float" office:value="17.5">
                <text:p>17.5</text:p>
              </table:table-cell>
              <table:table-cell office:value-type="float" office:value="0.252520414737203">
                <text:p>0.252520414737203</text:p>
              </table:table-cell>
              <table:table-cell office:value-type="float" office:value="7.5">
                <text:p>7.5</text:p>
              </table:table-cell>
              <table:table-cell office:value-type="float" office:value="0.177426044">
                <text:p>0.177426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71659253421071">
                <text:p>0.271659253421071</text:p>
              </table:table-cell>
              <table:table-cell office:value-type="float" office:value="7.5">
                <text:p>7.5</text:p>
              </table:table-cell>
              <table:table-cell office:value-type="float" office:value="0.194569225365149">
                <text:p>0.194569225365149</text:p>
              </table:table-cell>
              <table:table-cell office:value-type="float" office:value="17.5">
                <text:p>17.5</text:p>
              </table:table-cell>
              <table:table-cell office:value-type="float" office:value="0.268868666863696">
                <text:p>0.268868666863696</text:p>
              </table:table-cell>
              <table:table-cell office:value-type="float" office:value="10">
                <text:p>10</text:p>
              </table:table-cell>
              <table:table-cell office:value-type="float" office:value="0.183310838">
                <text:p>0.183310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06382121370099">
                <text:p>0.206382121370099</text:p>
              </table:table-cell>
              <table:table-cell office:value-type="float" office:value="17.5">
                <text:p>17.5</text:p>
              </table:table-cell>
              <table:table-cell office:value-type="float" office:value="0.259184620028612">
                <text:p>0.259184620028612</text:p>
              </table:table-cell>
              <table:table-cell office:value-type="float" office:value="12.5">
                <text:p>12.5</text:p>
              </table:table-cell>
              <table:table-cell office:value-type="float" office:value="0.189014352">
                <text:p>0.189014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216352928671066">
                <text:p>0.21635292867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9732326">
                <text:p>0.19732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205352598">
                <text:p>0.2053525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inimum="0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5deg AoA</text:p>
        </chart:title>
        <chart:legend chart:legend-position="bottom" svg:x="3.527cm" svg:y="10.155cm" style:legend-expansion="wide" chart:style-name="ch3"/>
        <chart:plot-area chart:style-name="ch4" table:cell-range-address="fin.B4:fin.B7 fin.K4:fin.K7 fin_cfd.D8:fin_cfd.D13 flap.K5:flap.K9 flap_cfd.D9:flap_cfd.D15" chart:data-source-has-labels="row" svg:x="1.331cm" svg:y="1.345cm" svg:width="14.357cm" svg:height="7.43cm">
          <chart:coordinate-region svg:x="2.429cm" svg:y="1.545cm" svg:width="13.073cm" svg:height="6.583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281cm" chart:style-name="ch8">
              <text:p>Drag Coefficient</text:p>
            </chart:title>
          </chart:axis>
          <chart:series chart:style-name="ch9" chart:values-cell-range-address="fin.K4:fin.K7" loext:label-string="&quot;Fins (exp)&quot;" chart:class="chart:scatter">
            <chart:domain table:cell-range-address="fin.B4:fin.B7"/>
            <chart:data-point chart:repeated="4"/>
          </chart:series>
          <chart:series chart:style-name="ch10" chart:values-cell-range-address="fin_cfd.D8:fin_cfd.D13" loext:label-string="&quot;Fins (CFD)&quot;" chart:class="chart:scatter">
            <chart:domain table:cell-range-address="fin_cfd.B8:fin_cfd.B13"/>
            <chart:data-point chart:repeated="6"/>
          </chart:series>
          <chart:series chart:style-name="ch11" chart:values-cell-range-address="flap.K5:flap.K9" loext:label-string="&quot;Flaps (exp)&quot;" chart:class="chart:scatter">
            <chart:domain table:cell-range-address="flap.B5:flap.B9"/>
            <chart:data-point chart:repeated="5"/>
          </chart:series>
          <chart:series chart:style-name="ch12" chart:values-cell-range-address="flap_cfd.D9:flap_cfd.D15" loext:label-string="&quot;Flaps (CFD)&quot;" chart:class="chart:scatter">
            <chart:domain table:cell-range-address="flap_cfd.B9:flap_cfd.B1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.B4:fin.B7</svg:desc>
                </draw:g>
              </table:table-cell>
              <table:table-cell office:value-type="float" office:value="0.136762457344445">
                <text:p>0.136762457344445</text:p>
                <draw:g>
                  <svg:desc>fin.K4:fin.K7</svg:desc>
                </draw:g>
              </table:table-cell>
              <table:table-cell office:value-type="float" office:value="0">
                <text:p>0</text:p>
                <draw:g>
                  <svg:desc>fin_cfd.B8:fin_cfd.B13</svg:desc>
                </draw:g>
              </table:table-cell>
              <table:table-cell office:value-type="float" office:value="0.126385690917568">
                <text:p>0.126385690917568</text:p>
                <draw:g>
                  <svg:desc>fin_cfd.D8:fin_cfd.D13</svg:desc>
                </draw:g>
              </table:table-cell>
              <table:table-cell office:value-type="float" office:value="0">
                <text:p>0</text:p>
                <draw:g>
                  <svg:desc>flap.B5:flap.B9</svg:desc>
                </draw:g>
              </table:table-cell>
              <table:table-cell office:value-type="float" office:value="0.136762457344445">
                <text:p>0.136762457344445</text:p>
                <draw:g>
                  <svg:desc>flap.K5:flap.K9</svg:desc>
                </draw:g>
              </table:table-cell>
              <table:table-cell office:value-type="float" office:value="0">
                <text:p>0</text:p>
                <draw:g>
                  <svg:desc>flap_cfd.B9:flap_cfd.B15</svg:desc>
                </draw:g>
              </table:table-cell>
              <table:table-cell office:value-type="float" office:value="0.131909907">
                <text:p>0.131909907</text:p>
                <draw:g>
                  <svg:desc>flap_cfd.D9:flap_cfd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1956529195083">
                <text:p>0.151956529195083</text:p>
              </table:table-cell>
              <table:table-cell office:value-type="float" office:value="2.5">
                <text:p>2.5</text:p>
              </table:table-cell>
              <table:table-cell office:value-type="float" office:value="0.128489587120077">
                <text:p>0.128489587120077</text:p>
              </table:table-cell>
              <table:table-cell office:value-type="float" office:value="5">
                <text:p>5</text:p>
              </table:table-cell>
              <table:table-cell office:value-type="float" office:value="0.140715129522031">
                <text:p>0.140715129522031</text:p>
              </table:table-cell>
              <table:table-cell office:value-type="float" office:value="5">
                <text:p>5</text:p>
              </table:table-cell>
              <table:table-cell office:value-type="float" office:value="0.133722299">
                <text:p>0.13372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56762978563026">
                <text:p>0.156762978563026</text:p>
              </table:table-cell>
              <table:table-cell office:value-type="float" office:value="5">
                <text:p>5</text:p>
              </table:table-cell>
              <table:table-cell office:value-type="float" office:value="0.1318119280596">
                <text:p>0.1318119280596</text:p>
              </table:table-cell>
              <table:table-cell office:value-type="float" office:value="17.5">
                <text:p>17.5</text:p>
              </table:table-cell>
              <table:table-cell office:value-type="float" office:value="0.159703766663149">
                <text:p>0.159703766663149</text:p>
              </table:table-cell>
              <table:table-cell office:value-type="float" office:value="7.5">
                <text:p>7.5</text:p>
              </table:table-cell>
              <table:table-cell office:value-type="float" office:value="0.135276221">
                <text:p>0.135276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47774602031198">
                <text:p>0.147774602031198</text:p>
              </table:table-cell>
              <table:table-cell office:value-type="float" office:value="7.5">
                <text:p>7.5</text:p>
              </table:table-cell>
              <table:table-cell office:value-type="float" office:value="0.136171261055365">
                <text:p>0.136171261055365</text:p>
              </table:table-cell>
              <table:table-cell office:value-type="float" office:value="17.5">
                <text:p>17.5</text:p>
              </table:table-cell>
              <table:table-cell office:value-type="float" office:value="0.152035582638634">
                <text:p>0.152035582638634</text:p>
              </table:table-cell>
              <table:table-cell office:value-type="float" office:value="10">
                <text:p>10</text:p>
              </table:table-cell>
              <table:table-cell office:value-type="float" office:value="0.138009799">
                <text:p>0.138009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42631545539004">
                <text:p>0.142631545539004</text:p>
              </table:table-cell>
              <table:table-cell office:value-type="float" office:value="17.5">
                <text:p>17.5</text:p>
              </table:table-cell>
              <table:table-cell office:value-type="float" office:value="0.152217405558803">
                <text:p>0.152217405558803</text:p>
              </table:table-cell>
              <table:table-cell office:value-type="float" office:value="12.5">
                <text:p>12.5</text:p>
              </table:table-cell>
              <table:table-cell office:value-type="float" office:value="0.141055198">
                <text:p>0.141055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150004676304346">
                <text:p>0.15000467630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45794593">
                <text:p>0.145794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51251026">
                <text:p>0.1512510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5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5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307cm" svg:y="0.351cm" chart:style-name="ch2">
          <text:p>Double Cone CL</text:p>
        </chart:title>
        <chart:legend chart:legend-position="bottom" svg:x="5.54cm" svg:y="10.155cm" style:legend-expansion="wide" chart:style-name="ch3"/>
        <chart:plot-area chart:style-name="ch4" table:cell-range-address="d_cone_cfd.A2:d_cone_cfd.A5 d_cone_cfd.I2:d_cone_cfd.I5 d_cone.J2:d_cone.J9" chart:data-source-has-labels="row" svg:x="1.331cm" svg:y="1.345cm" svg:width="14.357cm" svg:height="7.43cm">
          <chart:coordinate-region svg:x="5.286cm" svg:y="1.545cm" svg:width="10.308cm" svg:height="7.031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136cm" chart:style-name="ch8">
              <text:p>Lift Coefficient</text:p>
            </chart:title>
          </chart:axis>
          <chart:series chart:style-name="ch9" chart:values-cell-range-address="d_cone_cfd.I2:d_cone_cfd.I5" loext:label-string="&quot;No fins (cfd)&quot;" chart:class="chart:scatter">
            <chart:domain table:cell-range-address="d_cone_cfd.A2:d_cone_cfd.A5"/>
            <chart:data-point chart:repeated="4"/>
          </chart:series>
          <chart:series chart:style-name="ch10" chart:values-cell-range-address="d_cone.J2:d_cone.J9" loext:label-string="&quot;No fins (exp)&quot;" chart:class="chart:scatter">
            <chart:domain table:cell-range-address="d_cone.A2:d_cone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fins (cfd)</text:p>
              </table:table-cell>
              <table:table-cell office:value-type="string">
                <text:p>Column A</text:p>
              </table:table-cell>
              <table:table-cell office:value-type="string">
                <text:p>No fins (exp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_cfd.A2:d_cone_cfd.A5</svg:desc>
                </draw:g>
              </table:table-cell>
              <table:table-cell office:value-type="float" office:value="NaN">
                <text:p>NaN</text:p>
                <draw:g>
                  <svg:desc>d_cone_cfd.I2:d_cone_cfd.I5</svg:desc>
                </draw:g>
              </table:table-cell>
              <table:table-cell office:value-type="float" office:value="0">
                <text:p>0</text:p>
                <draw:g>
                  <svg:desc>d_cone.A2:d_cone.A9</svg:desc>
                </draw:g>
              </table:table-cell>
              <table:table-cell office:value-type="float" office:value="0.0152415039167683">
                <text:p>0.0152415039167683</text:p>
                <draw:g>
                  <svg:desc>d_cone.J2:d_cone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875912154552864">
                <text:p>0.00875912154552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758947708061">
                <text:p>0.0153758947708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705631037142497">
                <text:p>0.0705631037142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24849103401204">
                <text:p>0.124849103401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0847974133455">
                <text:p>0.2084797413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10645805687867">
                <text:p>0.210645805687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11238706514504">
                <text:p>0.2112387065145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5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5">
      <style:chart-properties chart:display-label="true" chart:logarithmic="false" chart:minimum="0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267cm" svg:y="0.351cm" chart:style-name="ch2">
          <text:p>Double Cone CD</text:p>
        </chart:title>
        <chart:legend chart:legend-position="bottom" svg:x="5.54cm" svg:y="10.155cm" style:legend-expansion="wide" chart:style-name="ch3"/>
        <chart:plot-area chart:style-name="ch4" table:cell-range-address="d_cone_cfd.A2:d_cone_cfd.A5 d_cone_cfd.J2:d_cone_cfd.J5 d_cone.K2:d_cone.K9" chart:data-source-has-labels="row" svg:x="1.331cm" svg:y="1.345cm" svg:width="14.357cm" svg:height="7.43cm">
          <chart:coordinate-region svg:x="2.243cm" svg:y="1.545cm" svg:width="13.351cm" svg:height="6.583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281cm" chart:style-name="ch8">
              <text:p>Drag Coefficient</text:p>
            </chart:title>
          </chart:axis>
          <chart:series chart:style-name="ch9" chart:values-cell-range-address="d_cone_cfd.J2:d_cone_cfd.J5" loext:label-string="&quot;No fins (cfd)&quot;" chart:class="chart:scatter">
            <chart:domain table:cell-range-address="d_cone_cfd.A2:d_cone_cfd.A5"/>
            <chart:data-point chart:repeated="4"/>
          </chart:series>
          <chart:series chart:style-name="ch10" chart:values-cell-range-address="d_cone.K2:d_cone.K9" loext:label-string="&quot;No fins (exp)&quot;" chart:class="chart:scatter">
            <chart:domain table:cell-range-address="d_cone.A2:d_cone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fins (cfd)</text:p>
              </table:table-cell>
              <table:table-cell office:value-type="string">
                <text:p>Column A</text:p>
              </table:table-cell>
              <table:table-cell office:value-type="string">
                <text:p>No fins (exp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_cfd.A2:d_cone_cfd.A5</svg:desc>
                </draw:g>
              </table:table-cell>
              <table:table-cell office:value-type="float" office:value="NaN">
                <text:p>NaN</text:p>
                <draw:g>
                  <svg:desc>d_cone_cfd.J2:d_cone_cfd.J5</svg:desc>
                </draw:g>
              </table:table-cell>
              <table:table-cell office:value-type="float" office:value="0">
                <text:p>0</text:p>
                <draw:g>
                  <svg:desc>d_cone.A2:d_cone.A9</svg:desc>
                </draw:g>
              </table:table-cell>
              <table:table-cell office:value-type="float" office:value="0.0975519493428009">
                <text:p>0.0975519493428009</text:p>
                <draw:g>
                  <svg:desc>d_cone.K2:d_cone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13857807457681">
                <text:p>0.0913857807457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46902146862293">
                <text:p>0.0946902146862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975519493428009">
                <text:p>0.0975519493428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02769476617213">
                <text:p>0.102769476617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932326769694">
                <text:p>0.11932326769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7236256787175">
                <text:p>0.117236256787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5647282571786">
                <text:p>0.1156472825717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